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10115307" calcext:value-type="float">
            <text:p>101153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130" calcext:value-type="float">
            <text:p>10115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5294" calcext:value-type="float">
            <text:p>10115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293" calcext:value-type="float">
            <text:p>10115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4081" calcext:value-type="float">
            <text:p>10114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289" calcext:value-type="float">
            <text:p>101152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038" calcext:value-type="float">
            <text:p>101150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039" calcext:value-type="float">
            <text:p>101150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311" calcext:value-type="float">
            <text:p>10115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073" calcext:value-type="float">
            <text:p>30306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055" calcext:value-type="float">
            <text:p>30306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050" calcext:value-type="float">
            <text:p>303060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06034" calcext:value-type="float">
            <text:p>30306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052" calcext:value-type="float">
            <text:p>30306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06058" calcext:value-type="float">
            <text:p>30306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7154" calcext:value-type="float">
            <text:p>101171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4:09:44.20185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3:27:14.782396821</meta:creation-date>
    <dc:date>2017-09-29T14:11:53.770640350</dc:date>
    <meta:editing-duration>PT16M38S</meta:editing-duration>
    <meta:editing-cycles>5</meta:editing-cycles>
    <meta:generator>LibreOffice/5.1.6.2$Linux_X86_64 LibreOffice_project/10m0$Build-2</meta:generator>
    <meta:document-statistic meta:table-count="1" meta:cell-count="187" meta:object-count="0"/>
  </office:meta>
</office:document-meta>
</file>